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0.52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261cm" svg:y="0.927cm">
            <draw:object draw:notify-on-update-of-ranges="Sheet1.A1:Sheet1.A18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18392" calcext:value-type="float">
            <text:p>0.018392</text:p>
          </table:table-cell>
          <table:table-cell table:number-columns-repeated="7"/>
        </table:table-row>
        <table:table-row table:style-name="ro1">
          <table:table-cell office:value-type="float" office:value="0.028272" calcext:value-type="float">
            <text:p>0.028272</text:p>
          </table:table-cell>
          <table:table-cell table:number-columns-repeated="7"/>
        </table:table-row>
        <table:table-row table:style-name="ro1">
          <table:table-cell office:value-type="float" office:value="0.037128" calcext:value-type="float">
            <text:p>0.037128</text:p>
          </table:table-cell>
          <table:table-cell table:number-columns-repeated="7"/>
        </table:table-row>
        <table:table-row table:style-name="ro1">
          <table:table-cell office:value-type="float" office:value="0.046856" calcext:value-type="float">
            <text:p>0.046856</text:p>
          </table:table-cell>
          <table:table-cell table:number-columns-repeated="7"/>
        </table:table-row>
        <table:table-row table:style-name="ro1">
          <table:table-cell office:value-type="float" office:value="0.05556" calcext:value-type="float">
            <text:p>0.05556</text:p>
          </table:table-cell>
          <table:table-cell table:number-columns-repeated="7"/>
        </table:table-row>
        <table:table-row table:style-name="ro1">
          <table:table-cell office:value-type="float" office:value="0.063904" calcext:value-type="float">
            <text:p>0.063904</text:p>
          </table:table-cell>
          <table:table-cell table:number-columns-repeated="7"/>
        </table:table-row>
        <table:table-row table:style-name="ro1">
          <table:table-cell office:value-type="float" office:value="0.072608" calcext:value-type="float">
            <text:p>0.072608</text:p>
          </table:table-cell>
          <table:table-cell table:number-columns-repeated="7"/>
        </table:table-row>
        <table:table-row table:style-name="ro1">
          <table:table-cell office:value-type="float" office:value="0.01018" calcext:value-type="float">
            <text:p>0.01018</text:p>
          </table:table-cell>
          <table:table-cell table:number-columns-repeated="7"/>
        </table:table-row>
        <table:table-row table:style-name="ro1">
          <table:table-cell office:value-type="float" office:value="0.019548" calcext:value-type="float">
            <text:p>0.019548</text:p>
          </table:table-cell>
          <table:table-cell table:number-columns-repeated="7"/>
        </table:table-row>
        <table:table-row table:style-name="ro1">
          <table:table-cell office:value-type="float" office:value="0.028916" calcext:value-type="float">
            <text:p>0.028916</text:p>
          </table:table-cell>
          <table:table-cell table:number-columns-repeated="7"/>
        </table:table-row>
        <table:table-row table:style-name="ro1">
          <table:table-cell office:value-type="float" office:value="0.11884" calcext:value-type="float">
            <text:p>0.1188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55908" calcext:value-type="float">
            <text:p>0.055908</text:p>
          </table:table-cell>
          <table:table-cell table:number-columns-repeated="7"/>
        </table:table-row>
        <table:table-row table:style-name="ro1">
          <table:table-cell office:value-type="float" office:value="0.064396" calcext:value-type="float">
            <text:p>0.064396</text:p>
          </table:table-cell>
          <table:table-cell table:number-columns-repeated="7"/>
        </table:table-row>
        <table:table-row table:style-name="ro1">
          <table:table-cell office:value-type="float" office:value="0.072608" calcext:value-type="float">
            <text:p>0.072608</text:p>
          </table:table-cell>
          <table:table-cell table:number-columns-repeated="7"/>
        </table:table-row>
        <table:table-row table:style-name="ro1">
          <table:table-cell office:value-type="float" office:value="0.164024" calcext:value-type="float">
            <text:p>0.164024</text:p>
          </table:table-cell>
          <table:table-cell table:number-columns-repeated="7"/>
        </table:table-row>
        <table:table-row table:style-name="ro1">
          <table:table-cell office:value-type="float" office:value="0.013008" calcext:value-type="float">
            <text:p>0.013008</text:p>
          </table:table-cell>
          <table:table-cell table:number-columns-repeated="7"/>
        </table:table-row>
        <table:table-row table:style-name="ro1">
          <table:table-cell office:value-type="float" office:value="0.021352" calcext:value-type="float">
            <text:p>0.021352</text:p>
          </table:table-cell>
          <table:table-cell table:number-columns-repeated="7"/>
        </table:table-row>
        <table:table-row table:style-name="ro1">
          <table:table-cell office:value-type="float" office:value="0.029696" calcext:value-type="float">
            <text:p>0.029696</text:p>
          </table:table-cell>
          <table:table-cell table:number-columns-repeated="7"/>
        </table:table-row>
        <table:table-row table:style-name="ro1">
          <table:table-cell office:value-type="float" office:value="0.039064" calcext:value-type="float">
            <text:p>0.039064</text:p>
          </table:table-cell>
          <table:table-cell table:number-columns-repeated="7"/>
        </table:table-row>
        <table:table-row table:style-name="ro1">
          <table:table-cell office:value-type="float" office:value="0.04828" calcext:value-type="float">
            <text:p>0.04828</text:p>
          </table:table-cell>
          <table:table-cell table:number-columns-repeated="7"/>
        </table:table-row>
        <table:table-row table:style-name="ro1">
          <table:table-cell office:value-type="float" office:value="0.057648" calcext:value-type="float">
            <text:p>0.057648</text:p>
          </table:table-cell>
          <table:table-cell table:number-columns-repeated="7"/>
        </table:table-row>
        <table:table-row table:style-name="ro1">
          <table:table-cell office:value-type="float" office:value="0.062236" calcext:value-type="float">
            <text:p>0.06223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8342" calcext:value-type="float">
            <text:p>0.08342</text:p>
          </table:table-cell>
          <table:table-cell table:number-columns-repeated="7"/>
        </table:table-row>
        <table:table-row table:style-name="ro1">
          <table:table-cell office:value-type="float" office:value="0.011892" calcext:value-type="float">
            <text:p>0.011892</text:p>
          </table:table-cell>
          <table:table-cell table:number-columns-repeated="7"/>
        </table:table-row>
        <table:table-row table:style-name="ro1">
          <table:table-cell office:value-type="float" office:value="0.020236" calcext:value-type="float">
            <text:p>0.020236</text:p>
          </table:table-cell>
          <table:table-cell table:number-columns-repeated="7"/>
        </table:table-row>
        <table:table-row table:style-name="ro1">
          <table:table-cell office:value-type="float" office:value="0.030116" calcext:value-type="float">
            <text:p>0.030116</text:p>
          </table:table-cell>
          <table:table-cell table:number-columns-repeated="7"/>
        </table:table-row>
        <table:table-row table:style-name="ro1">
          <table:table-cell office:value-type="float" office:value="0.03546" calcext:value-type="float">
            <text:p>0.03546</text:p>
          </table:table-cell>
          <table:table-cell table:number-columns-repeated="7"/>
        </table:table-row>
        <table:table-row table:style-name="ro1">
          <table:table-cell office:value-type="float" office:value="0.057404" calcext:value-type="float">
            <text:p>0.057404</text:p>
          </table:table-cell>
          <table:table-cell table:number-columns-repeated="7"/>
        </table:table-row>
        <table:table-row table:style-name="ro1">
          <table:table-cell office:value-type="float" office:value="0.06626" calcext:value-type="float">
            <text:p>0.06626</text:p>
          </table:table-cell>
          <table:table-cell table:number-columns-repeated="7"/>
        </table:table-row>
        <table:table-row table:style-name="ro1">
          <table:table-cell office:value-type="float" office:value="0.074472" calcext:value-type="float">
            <text:p>0.07447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17236" calcext:value-type="float">
            <text:p>0.017236</text:p>
          </table:table-cell>
          <table:table-cell table:number-columns-repeated="7"/>
        </table:table-row>
        <table:table-row table:style-name="ro1">
          <table:table-cell office:value-type="float" office:value="0.02558" calcext:value-type="float">
            <text:p>0.02558</text:p>
          </table:table-cell>
          <table:table-cell table:number-columns-repeated="7"/>
        </table:table-row>
        <table:table-row table:style-name="ro1">
          <table:table-cell office:value-type="float" office:value="0.034948" calcext:value-type="float">
            <text:p>0.034948</text:p>
          </table:table-cell>
          <table:table-cell table:number-columns-repeated="7"/>
        </table:table-row>
        <table:table-row table:style-name="ro1">
          <table:table-cell office:value-type="float" office:value="0.363852" calcext:value-type="float">
            <text:p>0.3638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31034" calcext:value-type="float">
            <text:p>0.3103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87952" calcext:value-type="float">
            <text:p>0.087952</text:p>
          </table:table-cell>
          <table:table-cell table:number-columns-repeated="7"/>
        </table:table-row>
        <table:table-row table:style-name="ro1">
          <table:table-cell office:value-type="float" office:value="0.416752" calcext:value-type="float">
            <text:p>0.416752</text:p>
          </table:table-cell>
          <table:table-cell table:number-columns-repeated="7"/>
        </table:table-row>
        <table:table-row table:style-name="ro1">
          <table:table-cell office:value-type="float" office:value="0.026116" calcext:value-type="float">
            <text:p>0.026116</text:p>
          </table:table-cell>
          <table:table-cell table:number-columns-repeated="7"/>
        </table:table-row>
        <table:table-row table:style-name="ro1">
          <table:table-cell office:value-type="float" office:value="0.017616" calcext:value-type="float">
            <text:p>0.0176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70084" calcext:value-type="float">
            <text:p>0.07008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81352" calcext:value-type="float">
            <text:p>0.081352</text:p>
          </table:table-cell>
          <table:table-cell table:number-columns-repeated="7"/>
        </table:table-row>
        <table:table-row table:style-name="ro1">
          <table:table-cell office:value-type="float" office:value="0.009692" calcext:value-type="float">
            <text:p>0.009692</text:p>
          </table:table-cell>
          <table:table-cell table:number-columns-repeated="7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table:number-columns-repeated="7"/>
        </table:table-row>
        <table:table-row table:style-name="ro1">
          <table:table-cell office:value-type="float" office:value="0.02596" calcext:value-type="float">
            <text:p>0.02596</text:p>
          </table:table-cell>
          <table:table-cell table:number-columns-repeated="7"/>
        </table:table-row>
        <table:table-row table:style-name="ro1">
          <table:table-cell office:value-type="float" office:value="0.520124" calcext:value-type="float">
            <text:p>0.52012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2364" calcext:value-type="float">
            <text:p>0.012364</text:p>
          </table:table-cell>
          <table:table-cell table:number-columns-repeated="7"/>
        </table:table-row>
        <table:table-row table:style-name="ro1">
          <table:table-cell office:value-type="float" office:value="0.017748" calcext:value-type="float">
            <text:p>0.01774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44052" calcext:value-type="float">
            <text:p>0.044052</text:p>
          </table:table-cell>
          <table:table-cell table:number-columns-repeated="7"/>
        </table:table-row>
        <table:table-row table:style-name="ro1">
          <table:table-cell office:value-type="float" office:value="0.052264" calcext:value-type="float">
            <text:p>0.052264</text:p>
          </table:table-cell>
          <table:table-cell table:number-columns-repeated="7"/>
        </table:table-row>
        <table:table-row table:style-name="ro1">
          <table:table-cell office:value-type="float" office:value="0.386096" calcext:value-type="float">
            <text:p>0.38609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112" calcext:value-type="float">
            <text:p>0.01112</text:p>
          </table:table-cell>
          <table:table-cell table:number-columns-repeated="7"/>
        </table:table-row>
        <table:table-row table:style-name="ro1">
          <table:table-cell office:value-type="float" office:value="0.019976" calcext:value-type="float">
            <text:p>0.019976</text:p>
          </table:table-cell>
          <table:table-cell table:number-columns-repeated="7"/>
        </table:table-row>
        <table:table-row table:style-name="ro1">
          <table:table-cell office:value-type="float" office:value="0.03088" calcext:value-type="float">
            <text:p>0.03088</text:p>
          </table:table-cell>
          <table:table-cell table:number-columns-repeated="7"/>
        </table:table-row>
        <table:table-row table:style-name="ro1">
          <table:table-cell office:value-type="float" office:value="0.037508" calcext:value-type="float">
            <text:p>0.03750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70604" calcext:value-type="float">
            <text:p>0.070604</text:p>
          </table:table-cell>
          <table:table-cell table:number-columns-repeated="7"/>
        </table:table-row>
        <table:table-row table:style-name="ro1">
          <table:table-cell office:value-type="float" office:value="0.726648" calcext:value-type="float">
            <text:p>0.726648</text:p>
          </table:table-cell>
          <table:table-cell table:number-columns-repeated="7"/>
        </table:table-row>
        <table:table-row table:style-name="ro1">
          <table:table-cell office:value-type="float" office:value="0.01512" calcext:value-type="float">
            <text:p>0.01512</text:p>
          </table:table-cell>
          <table:table-cell table:number-columns-repeated="7"/>
        </table:table-row>
        <table:table-row table:style-name="ro1">
          <table:table-cell office:value-type="float" office:value="0.023976" calcext:value-type="float">
            <text:p>0.023976</text:p>
          </table:table-cell>
          <table:table-cell table:number-columns-repeated="7"/>
        </table:table-row>
        <table:table-row table:style-name="ro1">
          <table:table-cell office:value-type="float" office:value="0.353516" calcext:value-type="float">
            <text:p>0.3535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6024" calcext:value-type="float">
            <text:p>0.06024</text:p>
          </table:table-cell>
          <table:table-cell table:number-columns-repeated="7"/>
        </table:table-row>
        <table:table-row table:style-name="ro1">
          <table:table-cell office:value-type="float" office:value="0.017336" calcext:value-type="float">
            <text:p>0.01733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33376" calcext:value-type="float">
            <text:p>0.033376</text:p>
          </table:table-cell>
          <table:table-cell table:number-columns-repeated="7"/>
        </table:table-row>
        <table:table-row table:style-name="ro1">
          <table:table-cell office:value-type="float" office:value="0.0494" calcext:value-type="float">
            <text:p>0.0494</text:p>
          </table:table-cell>
          <table:table-cell table:number-columns-repeated="7"/>
        </table:table-row>
        <table:table-row table:style-name="ro1">
          <table:table-cell office:value-type="float" office:value="0.060304" calcext:value-type="float">
            <text:p>0.060304</text:p>
          </table:table-cell>
          <table:table-cell table:number-columns-repeated="7"/>
        </table:table-row>
        <table:table-row table:style-name="ro1">
          <table:table-cell office:value-type="float" office:value="0.434832" calcext:value-type="float">
            <text:p>0.43483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5056" calcext:value-type="float">
            <text:p>0.015056</text:p>
          </table:table-cell>
          <table:table-cell table:number-columns-repeated="7"/>
        </table:table-row>
        <table:table-row table:style-name="ro1">
          <table:table-cell office:value-type="float" office:value="0.024424" calcext:value-type="float">
            <text:p>0.024424</text:p>
          </table:table-cell>
          <table:table-cell table:number-columns-repeated="7"/>
        </table:table-row>
        <table:table-row table:style-name="ro1">
          <table:table-cell office:value-type="float" office:value="0.034816" calcext:value-type="float">
            <text:p>0.034816</text:p>
          </table:table-cell>
          <table:table-cell table:number-columns-repeated="7"/>
        </table:table-row>
        <table:table-row table:style-name="ro1">
          <table:table-cell office:value-type="float" office:value="0.043672" calcext:value-type="float">
            <text:p>0.043672</text:p>
          </table:table-cell>
          <table:table-cell table:number-columns-repeated="7"/>
        </table:table-row>
        <table:table-row table:style-name="ro1">
          <table:table-cell office:value-type="float" office:value="0.0457" calcext:value-type="float">
            <text:p>0.0457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56" calcext:value-type="float">
            <text:p>0.0105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43724" calcext:value-type="float">
            <text:p>0.043724</text:p>
          </table:table-cell>
          <table:table-cell table:number-columns-repeated="7"/>
        </table:table-row>
        <table:table-row table:style-name="ro1">
          <table:table-cell office:value-type="float" office:value="0.696268" calcext:value-type="float">
            <text:p>0.69626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144" calcext:value-type="float">
            <text:p>0.01144</text:p>
          </table:table-cell>
          <table:table-cell table:number-columns-repeated="7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table:number-columns-repeated="7"/>
        </table:table-row>
        <table:table-row table:style-name="ro1">
          <table:table-cell office:value-type="float" office:value="0.025712" calcext:value-type="float">
            <text:p>0.02571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159328" calcext:value-type="float">
            <text:p>0.159328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1.13695" calcext:value-type="float">
            <text:p>1.13695</text:p>
          </table:table-cell>
          <table:table-cell table:number-columns-repeated="7"/>
        </table:table-row>
        <table:table-row table:style-name="ro1">
          <table:table-cell office:value-type="float" office:value="0.185604" calcext:value-type="float">
            <text:p>0.18560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51632" calcext:value-type="float">
            <text:p>0.051632</text:p>
          </table:table-cell>
          <table:table-cell table:number-columns-repeated="7"/>
        </table:table-row>
        <table:table-row table:style-name="ro1">
          <table:table-cell office:value-type="float" office:value="0.044984" calcext:value-type="float">
            <text:p>0.04498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521668" calcext:value-type="float">
            <text:p>0.52166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989824" calcext:value-type="float">
            <text:p>0.98982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052" calcext:value-type="float">
            <text:p>0.0100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207836" calcext:value-type="float">
            <text:p>0.20783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1.54686" calcext:value-type="float">
            <text:p>1.5468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5508" calcext:value-type="float">
            <text:p>0.015508</text:p>
          </table:table-cell>
          <table:table-cell table:number-columns-repeated="7"/>
        </table:table-row>
        <table:table-row table:style-name="ro1">
          <table:table-cell office:value-type="float" office:value="0.017616" calcext:value-type="float">
            <text:p>0.0176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29576" calcext:value-type="float">
            <text:p>0.029576</text:p>
          </table:table-cell>
          <table:table-cell table:number-columns-repeated="7"/>
        </table:table-row>
        <table:table-row table:style-name="ro1">
          <table:table-cell office:value-type="float" office:value="0.017104" calcext:value-type="float">
            <text:p>0.01710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1.75154" calcext:value-type="float">
            <text:p>1.7515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6428" calcext:value-type="float">
            <text:p>0.016428</text:p>
          </table:table-cell>
          <table:table-cell table:number-columns-repeated="7"/>
        </table:table-row>
        <table:table-row table:style-name="ro1">
          <table:table-cell office:value-type="float" office:value="0.017748" calcext:value-type="float">
            <text:p>0.01774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292" calcext:value-type="float">
            <text:p>0.01292</text:p>
          </table:table-cell>
          <table:table-cell table:number-columns-repeated="7"/>
        </table:table-row>
        <table:table-row table:style-name="ro1">
          <table:table-cell office:value-type="float" office:value="0.017108" calcext:value-type="float">
            <text:p>0.01710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816196" calcext:value-type="float">
            <text:p>0.81619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59852" calcext:value-type="float">
            <text:p>0.059852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18388" calcext:value-type="float">
            <text:p>0.0183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1.43191" calcext:value-type="float">
            <text:p>1.43191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416928" calcext:value-type="float">
            <text:p>0.41692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67776" calcext:value-type="float">
            <text:p>0.06777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192" calcext:value-type="float">
            <text:p>0.01192</text:p>
          </table:table-cell>
          <table:table-cell table:number-columns-repeated="7"/>
        </table:table-row>
        <table:table-row table:style-name="ro1">
          <table:table-cell office:value-type="float" office:value="0.800892" calcext:value-type="float">
            <text:p>0.800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34676" calcext:value-type="float">
            <text:p>0.03467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42264" calcext:value-type="float">
            <text:p>0.042264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table:number-columns-repeated="7"/>
        </table:table-row>
        <table:table-row table:style-name="ro1">
          <table:table-cell office:value-type="float" office:value="0.052788" calcext:value-type="float">
            <text:p>0.052788</text:p>
          </table:table-cell>
          <table:table-cell table:number-columns-repeated="7"/>
        </table:table-row>
        <table:table-row table:style-name="ro1">
          <table:table-cell office:value-type="float" office:value="0.025296" calcext:value-type="float">
            <text:p>0.02529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478184" calcext:value-type="float">
            <text:p>0.47818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26588" calcext:value-type="float">
            <text:p>0.0265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169728" calcext:value-type="float">
            <text:p>0.16972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478744" calcext:value-type="float">
            <text:p>0.47874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33132" calcext:value-type="float">
            <text:p>0.033132</text:p>
          </table:table-cell>
          <table:table-cell table:number-columns-repeated="7"/>
        </table:table-row>
        <table:table-row table:style-name="ro1">
          <table:table-cell office:value-type="float" office:value="0.016592" calcext:value-type="float">
            <text:p>0.01659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7098" calcext:value-type="float">
            <text:p>0.07098</text:p>
          </table:table-cell>
          <table:table-cell table:number-columns-repeated="7"/>
        </table:table-row>
        <table:table-row table:style-name="ro1">
          <table:table-cell office:value-type="float" office:value="1.51919" calcext:value-type="float">
            <text:p>1.51919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652" calcext:value-type="float">
            <text:p>0.01652</text:p>
          </table:table-cell>
          <table:table-cell table:number-columns-repeated="7"/>
        </table:table-row>
        <table:table-row table:style-name="ro1">
          <table:table-cell office:value-type="float" office:value="0.019152" calcext:value-type="float">
            <text:p>0.0191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5572" calcext:value-type="float">
            <text:p>0.015572</text:p>
          </table:table-cell>
          <table:table-cell table:number-columns-repeated="7"/>
        </table:table-row>
        <table:table-row table:style-name="ro1">
          <table:table-cell office:value-type="float" office:value="0.01646" calcext:value-type="float">
            <text:p>0.0164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364" calcext:value-type="float">
            <text:p>0.010364</text:p>
          </table:table-cell>
          <table:table-cell table:number-columns-repeated="7"/>
        </table:table-row>
        <table:table-row table:style-name="ro1">
          <table:table-cell office:value-type="float" office:value="0.016592" calcext:value-type="float">
            <text:p>0.01659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896" calcext:value-type="float">
            <text:p>0.008896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728088" calcext:value-type="float">
            <text:p>0.7280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167224" calcext:value-type="float">
            <text:p>0.16722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1076" calcext:value-type="float">
            <text:p>0.011076</text:p>
          </table:table-cell>
          <table:table-cell table:number-columns-repeated="7"/>
        </table:table-row>
        <table:table-row table:style-name="ro1">
          <table:table-cell office:value-type="float" office:value="0.037904" calcext:value-type="float">
            <text:p>0.03790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5748" calcext:value-type="float">
            <text:p>0.015748</text:p>
          </table:table-cell>
          <table:table-cell table:number-columns-repeated="7"/>
        </table:table-row>
        <table:table-row table:style-name="ro1">
          <table:table-cell office:value-type="float" office:value="0.020312" calcext:value-type="float">
            <text:p>0.02031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2558" calcext:value-type="float">
            <text:p>0.0255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8616" calcext:value-type="float">
            <text:p>0.086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928" calcext:value-type="float">
            <text:p>0.0928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92" calcext:value-type="float">
            <text:p>0.009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222296" calcext:value-type="float">
            <text:p>0.22229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4314" calcext:value-type="float">
            <text:p>0.0431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787432" calcext:value-type="float">
            <text:p>0.78743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343" calcext:value-type="float">
            <text:p>0.0343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862556" calcext:value-type="float">
            <text:p>0.86255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1.81551" calcext:value-type="float">
            <text:p>1.81551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1.24713" calcext:value-type="float">
            <text:p>1.24713</text:p>
          </table:table-cell>
          <table:table-cell table:number-columns-repeated="7"/>
        </table:table-row>
        <table:table-row table:style-name="ro1">
          <table:table-cell office:value-type="float" office:value="0.017808" calcext:value-type="float">
            <text:p>0.01780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356612" calcext:value-type="float">
            <text:p>0.356612</text:p>
          </table:table-cell>
          <table:table-cell table:number-columns-repeated="7"/>
        </table:table-row>
        <table:table-row table:style-name="ro1">
          <table:table-cell office:value-type="float" office:value="0.008244" calcext:value-type="float">
            <text:p>0.00824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7968" calcext:value-type="float">
            <text:p>0.796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384" calcext:value-type="float">
            <text:p>0.00838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7236" calcext:value-type="float">
            <text:p>0.017236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33276" calcext:value-type="float">
            <text:p>0.03327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024" calcext:value-type="float">
            <text:p>0.00902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289804" calcext:value-type="float">
            <text:p>0.28980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54" calcext:value-type="float">
            <text:p>0.0095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48" calcext:value-type="float">
            <text:p>0.008248</text:p>
          </table:table-cell>
          <table:table-cell table:number-columns-repeated="7"/>
        </table:table-row>
        <table:table-row table:style-name="ro1">
          <table:table-cell office:value-type="float" office:value="0.042752" calcext:value-type="float">
            <text:p>0.0427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1.23294" calcext:value-type="float">
            <text:p>1.2329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1.69897" calcext:value-type="float">
            <text:p>1.69897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299412" calcext:value-type="float">
            <text:p>0.29941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0052" calcext:value-type="float">
            <text:p>0.0100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602636" calcext:value-type="float">
            <text:p>0.602636</text:p>
          </table:table-cell>
          <table:table-cell table:number-columns-repeated="7"/>
        </table:table-row>
        <table:table-row table:style-name="ro1">
          <table:table-cell office:value-type="float" office:value="0.016952" calcext:value-type="float">
            <text:p>0.0169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739868" calcext:value-type="float">
            <text:p>0.739868</text:p>
          </table:table-cell>
          <table:table-cell table:number-columns-repeated="7"/>
        </table:table-row>
        <table:table-row table:style-name="ro1">
          <table:table-cell office:value-type="float" office:value="0.009372" calcext:value-type="float">
            <text:p>0.009372</text:p>
          </table:table-cell>
          <table:table-cell table:number-columns-repeated="7"/>
        </table:table-row>
        <table:table-row table:style-name="ro1">
          <table:table-cell office:value-type="float" office:value="0.016596" calcext:value-type="float">
            <text:p>0.01659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26092" calcext:value-type="float">
            <text:p>0.0260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896" calcext:value-type="float">
            <text:p>0.00889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52128" calcext:value-type="float">
            <text:p>0.052128</text:p>
          </table:table-cell>
          <table:table-cell table:number-columns-repeated="7"/>
        </table:table-row>
        <table:table-row table:style-name="ro1">
          <table:table-cell office:value-type="float" office:value="0.042628" calcext:value-type="float">
            <text:p>0.042628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54" calcext:value-type="float">
            <text:p>0.0095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48" calcext:value-type="float">
            <text:p>0.00824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1.17672" calcext:value-type="float">
            <text:p>1.1767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572856" calcext:value-type="float">
            <text:p>0.572856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1.10254" calcext:value-type="float">
            <text:p>1.10254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1.75636" calcext:value-type="float">
            <text:p>1.7563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25692" calcext:value-type="float">
            <text:p>0.025692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16588" calcext:value-type="float">
            <text:p>0.01658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905856" calcext:value-type="float">
            <text:p>0.905856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959536" calcext:value-type="float">
            <text:p>0.95953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2.03994" calcext:value-type="float">
            <text:p>2.0399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453708" calcext:value-type="float">
            <text:p>0.45370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9916" calcext:value-type="float">
            <text:p>0.0099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2.58592" calcext:value-type="float">
            <text:p>2.5859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052" calcext:value-type="float">
            <text:p>0.0100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18128" calcext:value-type="float">
            <text:p>0.018128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89" calcext:value-type="float">
            <text:p>0.0189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9404" calcext:value-type="float">
            <text:p>0.00940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224228" calcext:value-type="float">
            <text:p>0.22422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5934" calcext:value-type="float">
            <text:p>0.0593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2.05155" calcext:value-type="float">
            <text:p>2.05155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25068" calcext:value-type="float">
            <text:p>0.2506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2.21932" calcext:value-type="float">
            <text:p>2.2193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646" calcext:value-type="float">
            <text:p>0.0164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1076" calcext:value-type="float">
            <text:p>0.01107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120404" calcext:value-type="float">
            <text:p>0.12040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558656" calcext:value-type="float">
            <text:p>0.55865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16724" calcext:value-type="float">
            <text:p>0.01672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38" calcext:value-type="float">
            <text:p>0.0083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2.67334" calcext:value-type="float">
            <text:p>2.6733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18" calcext:value-type="float">
            <text:p>0.01018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126156" calcext:value-type="float">
            <text:p>0.12615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892" calcext:value-type="float">
            <text:p>0.00889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20436" calcext:value-type="float">
            <text:p>0.02043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2.13066" calcext:value-type="float">
            <text:p>2.1306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10428" calcext:value-type="float">
            <text:p>0.010428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764" calcext:value-type="float">
            <text:p>0.008764</text:p>
          </table:table-cell>
          <table:table-cell table:number-columns-repeated="7"/>
        </table:table-row>
        <table:table-row table:style-name="ro1">
          <table:table-cell office:value-type="float" office:value="0.008252" calcext:value-type="float">
            <text:p>0.008252</text:p>
          </table:table-cell>
          <table:table-cell table:number-columns-repeated="7"/>
        </table:table-row>
        <table:table-row table:style-name="ro1">
          <table:table-cell office:value-type="float" office:value="0.150948" calcext:value-type="float">
            <text:p>0.150948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  <table:table-row table:style-name="ro1">
          <table:table-cell office:value-type="float" office:value="0.008116" calcext:value-type="float">
            <text:p>0.0081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0T16:00:04.347206795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18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A1:Sheet1.A1843" svg:x="0.77cm" svg:y="0.855cm" svg:width="11.764cm" svg:height="7.545cm">
          <chartooo:coordinate-region svg:x="1.497cm" svg:y="1.054cm" svg:width="10.66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843" chart:class="chart:scatter">
            <chart:data-point chart:repeated="18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38">
                <text:p>0.00838</text:p>
                <draw:g>
                  <svg:desc>Sheet1.A1:Sheet1.A18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92">
                <text:p>0.018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72">
                <text:p>0.028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128">
                <text:p>0.037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56">
                <text:p>0.046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56">
                <text:p>0.0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904">
                <text:p>0.063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608">
                <text:p>0.072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18">
                <text:p>0.01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548">
                <text:p>0.019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916">
                <text:p>0.028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84">
                <text:p>0.11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908">
                <text:p>0.055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396">
                <text:p>0.064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2608">
                <text:p>0.072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4024">
                <text:p>0.164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352">
                <text:p>0.021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696">
                <text:p>0.029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9064">
                <text:p>0.039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828">
                <text:p>0.04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48">
                <text:p>0.057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2236">
                <text:p>0.062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42">
                <text:p>0.0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892">
                <text:p>0.011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236">
                <text:p>0.020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0116">
                <text:p>0.030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46">
                <text:p>0.03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404">
                <text:p>0.057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26">
                <text:p>0.06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472">
                <text:p>0.074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236">
                <text:p>0.017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4948">
                <text:p>0.034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3852">
                <text:p>0.363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034">
                <text:p>0.31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952">
                <text:p>0.087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6752">
                <text:p>0.4167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116">
                <text:p>0.026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616">
                <text:p>0.017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084">
                <text:p>0.070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352">
                <text:p>0.081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692">
                <text:p>0.009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192">
                <text:p>0.019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96">
                <text:p>0.02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0124">
                <text:p>0.52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364">
                <text:p>0.012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748">
                <text:p>0.017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4052">
                <text:p>0.044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2264">
                <text:p>0.052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6096">
                <text:p>0.386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12">
                <text:p>0.01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976">
                <text:p>0.019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088">
                <text:p>0.03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7508">
                <text:p>0.0375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604">
                <text:p>0.070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6648">
                <text:p>0.726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12">
                <text:p>0.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3976">
                <text:p>0.023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53516">
                <text:p>0.3535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24">
                <text:p>0.06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336">
                <text:p>0.017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3376">
                <text:p>0.033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0304">
                <text:p>0.060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4832">
                <text:p>0.434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5056">
                <text:p>0.015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4424">
                <text:p>0.024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4816">
                <text:p>0.0348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3672">
                <text:p>0.043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724">
                <text:p>0.043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96268">
                <text:p>0.6962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144">
                <text:p>0.011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784">
                <text:p>0.0197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5712">
                <text:p>0.025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9328">
                <text:p>0.159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3695">
                <text:p>1.136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5604">
                <text:p>0.185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1632">
                <text:p>0.051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984">
                <text:p>0.0449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1668">
                <text:p>0.521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9824">
                <text:p>0.989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0052">
                <text:p>0.0100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7836">
                <text:p>0.20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4686">
                <text:p>1.54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508">
                <text:p>0.0155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616">
                <text:p>0.0176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576">
                <text:p>0.029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7104">
                <text:p>0.017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5154">
                <text:p>1.751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6428">
                <text:p>0.016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748">
                <text:p>0.0177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108">
                <text:p>0.017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16196">
                <text:p>0.816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9852">
                <text:p>0.0598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8388">
                <text:p>0.0183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3191">
                <text:p>1.431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6928">
                <text:p>0.4169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7776">
                <text:p>0.0677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192">
                <text:p>0.011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00892">
                <text:p>0.8008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4676">
                <text:p>0.0346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2264">
                <text:p>0.0422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2788">
                <text:p>0.0527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5296">
                <text:p>0.025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8184">
                <text:p>0.478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588">
                <text:p>0.0265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9728">
                <text:p>0.1697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78744">
                <text:p>0.4787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3132">
                <text:p>0.033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592">
                <text:p>0.0165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098">
                <text:p>0.070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1919">
                <text:p>1.51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52">
                <text:p>0.016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9152">
                <text:p>0.0191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646">
                <text:p>0.016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0364">
                <text:p>0.0103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6592">
                <text:p>0.0165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8896">
                <text:p>0.0088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28088">
                <text:p>0.7280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7224">
                <text:p>0.1672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1076">
                <text:p>0.0110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7904">
                <text:p>0.0379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5748">
                <text:p>0.0157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0312">
                <text:p>0.0203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558">
                <text:p>0.025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616">
                <text:p>0.086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92">
                <text:p>0.00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22296">
                <text:p>0.222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314">
                <text:p>0.043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87432">
                <text:p>0.7874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62556">
                <text:p>0.8625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81551">
                <text:p>1.815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4713">
                <text:p>1.247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7808">
                <text:p>0.0178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56612">
                <text:p>0.3566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8244">
                <text:p>0.0082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968">
                <text:p>0.79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8384">
                <text:p>0.0083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7236">
                <text:p>0.0172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9024">
                <text:p>0.0090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9804">
                <text:p>0.2898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42752">
                <text:p>0.0427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23294">
                <text:p>1.232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69897">
                <text:p>1.698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0428">
                <text:p>0.010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299412">
                <text:p>0.299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10052">
                <text:p>0.0100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602636">
                <text:p>0.60263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16952">
                <text:p>0.01695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739868">
                <text:p>0.73986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9372">
                <text:p>0.00937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16596">
                <text:p>0.0165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10428">
                <text:p>0.0104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26092">
                <text:p>0.0260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8896">
                <text:p>0.0088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52128">
                <text:p>0.0521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42628">
                <text:p>0.0426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10428">
                <text:p>0.01042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10428">
                <text:p>0.01042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17672">
                <text:p>1.1767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572856">
                <text:p>0.57285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10254">
                <text:p>1.1025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75636">
                <text:p>1.7563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25692">
                <text:p>0.02569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905856">
                <text:p>0.9058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959536">
                <text:p>0.95953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03994">
                <text:p>2.0399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453708">
                <text:p>0.45370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9916">
                <text:p>0.00991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58592">
                <text:p>2.5859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10052">
                <text:p>0.01005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18128">
                <text:p>0.0181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224228">
                <text:p>0.22422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5934">
                <text:p>0.0593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05155">
                <text:p>2.051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25068">
                <text:p>0.2506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.21932">
                <text:p>2.2193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1646">
                <text:p>0.0164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11076">
                <text:p>0.01107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120404">
                <text:p>0.1204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558656">
                <text:p>0.55865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16724">
                <text:p>0.01672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67334">
                <text:p>2.6733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1018">
                <text:p>0.0101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126156">
                <text:p>0.1261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8892">
                <text:p>0.00889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20436">
                <text:p>0.02043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.13066">
                <text:p>2.1306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10428">
                <text:p>0.01042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8764">
                <text:p>0.00876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150948">
                <text:p>0.15094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8116">
                <text:p>0.008116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8116">
                <text:p>0.008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